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style:font-name="Liberation Sans Narrow" fo:font-size="38pt" style:font-size-asian="38pt" style:font-size-complex="3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8pt" fo:text-shadow="none" fo:font-weight="bold" style:font-name-asian="Segoe UI2" style:font-size-asian="38pt" style:font-weight-asian="bold" style:font-name-complex="Segoe UI2" style:font-size-complex="38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0pt" fo:text-shadow="none" fo:font-weight="bold" style:font-name-asian="Segoe UI2" style:font-size-asian="30pt" style:font-weight-asian="bold" style:font-name-complex="Segoe UI2" style:font-size-complex="30pt" style:font-weight-complex="bold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Liberation Sans Narrow" fo:font-size="37pt" fo:text-shadow="none" fo:font-weight="normal" style:font-name-asian="Segoe UI2" style:font-size-asian="37pt" style:font-weight-asian="normal" style:font-name-complex="Segoe UI2" style:font-size-complex="37pt" style:font-weight-complex="normal"/>
    </style:style>
    <style:style style:name="T4" style:family="text">
      <style:text-properties fo:color="#000000" style:font-name="Liberation Sans Narrow" fo:font-size="37pt" fo:text-shadow="none" fo:font-weight="bold" style:font-name-asian="Segoe UI2" style:font-size-asian="37pt" style:font-weight-asian="bold" style:font-name-complex="Segoe UI2" style:font-size-complex="37pt" style:font-weight-complex="bold"/>
    </style:style>
    <style:style style:name="T5" style:family="text">
      <style:text-properties fo:color="#000000" style:font-name="Liberation Sans Narrow" fo:font-size="38pt" fo:text-shadow="none" fo:font-weight="bold" style:font-name-asian="Segoe UI2" style:font-size-asian="38pt" style:font-weight-asian="bold" style:font-name-complex="Segoe UI2" style:font-size-complex="38pt" style:font-weight-complex="bold"/>
    </style:style>
    <style:style style:name="T6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7" style:family="text">
      <style:text-properties fo:color="#000000" style:font-name="Segoe UI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style:style style:name="T8" style:family="text">
      <style:text-properties fo:color="#000000" style:font-name="Liberation Sans Narrow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9" style:family="text">
      <style:text-properties fo:color="#000000" style:font-name="Liberation Sans Narrow" fo:font-size="38pt" fo:text-shadow="none" fo:font-weight="normal" style:font-name-asian="Segoe UI2" style:font-size-asian="38pt" style:font-weight-asian="normal" style:font-name-complex="Segoe UI2" style:font-size-complex="38pt" style:font-weight-complex="normal"/>
    </style:style>
    <style:style style:name="T10" style:family="text">
      <style:text-properties fo:color="#000000" style:font-name="Liberation Sans Narrow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1" style:family="text">
      <style:text-properties fo:color="#000000" style:font-name="Segoe UI" fo:font-size="26pt" fo:text-shadow="none" fo:font-weight="normal" style:font-name-asian="Segoe UI2" style:font-size-asian="26pt" style:font-weight-asian="normal" style:font-name-complex="Segoe UI2" style:font-size-complex="26pt" style:font-weight-complex="normal"/>
    </style:style>
    <style:style style:name="T12" style:family="text">
      <style:text-properties fo:color="#000000" style:font-name="Segoe UI Semibold" fo:font-size="20pt" fo:text-shadow="none" fo:font-weight="normal" style:font-name-asian="Segoe UI2" style:font-size-asian="20pt" style:font-weight-asian="normal" style:font-name-complex="Segoe UI2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785</text:span></text:p>
            <text:p text:style-name="P1"><text:span text:style-name="T2">“</text:span><text:span text:style-name="T2">We Praise You, O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62cm" svg:x="1.27cm" svg:y="0.762cm">
          <draw:text-box>
            <text:p text:style-name="P4"><text:span text:style-name="T3">1. </text:span><text:span text:style-name="T4">We praise You, O God, our Redeemer, Creator;</text:span><text:span text:style-name="T5"><text:line-break/></text:span><text:span text:style-name="T5">In grateful devotion our tribute we bring.</text:span><text:span text:style-name="T5"><text:line-break/></text:span><text:span text:style-name="T5">We lay it before You, we kneel and adore You;</text:span><text:span text:style-name="T5"><text:line-break/></text:span><text:span text:style-name="T5">We bless Your holy name, glad praises we 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6.162cm" svg:height="6.631cm" svg:x="1.113cm" svg:y="0.735cm">
          <draw:text-box>
            <text:p text:style-name="P6"><text:span text:style-name="T6">2.</text:span><text:span text:style-name="T7"> </text:span><text:span text:style-name="T8">We worship You, God of our fathers, we bless You;</text:span><text:span text:style-name="T8"><text:line-break/></text:span><text:span text:style-name="T8">Through trial and tempest our guide You have been.</text:span><text:span text:style-name="T8"><text:line-break/></text:span><text:span text:style-name="T8">When perils o’ertake us, You will not forsake us,</text:span><text:span text:style-name="T8"><text:line-break/></text:span><text:span text:style-name="T8">And with Your help, O Lord, our struggles we w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10" draw:layer="layout" svg:width="25.654cm" svg:height="12.254cm" svg:x="1.27cm" svg:y="0.508cm">
          <draw:text-box>
            <text:p text:style-name="P8"><text:span text:style-name="T9">3. </text:span><text:span text:style-name="T5">With voices united our praises we offer</text:span><text:span text:style-name="T10"><text:line-break/></text:span><text:span text:style-name="T4">And gladly our songs of thanksgiving we raise.</text:span><text:span text:style-name="T10"><text:line-break/></text:span><text:span text:style-name="T5">With You, Lord, beside us, </text:span></text:p>
            <text:p text:style-name="P8"><text:span text:style-name="T5">Your strong arm will guide us.</text:span><text:span text:style-name="T10"><text:line-break/></text:span><text:span text:style-name="T4">To You, our great Redeemer, forever be praise!</text:span></text:p>
            <text:p text:style-name="P9"><text:span text:style-name="T11"><text:line-break/></text:span><text:span text:style-name="T11"/></text:p>
            <text:p text:style-name="P9"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8:52:51.005000000</meta:creation-date>
    <dc:title>Hymn template</dc:title>
    <meta:editing-duration>PT7M9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9T22:37:19.293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4-11-14T18:52:50.615000000"/>
  </office:meta>
</office:document-meta>
</file>